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fo:min-height="13.609cm"/>
    </style:style>
    <style:style style:name="pr7" style:family="presentation" style:parent-style-name="Android-outline1">
      <style:graphic-properties draw:auto-grow-height="true" fo:min-height="13.859cm"/>
    </style:style>
    <style:style style:name="pr8" style:family="presentation" style:parent-style-name="Android-title">
      <style:graphic-properties fo:min-height="3.256cm"/>
    </style:style>
    <style:style style:name="pr9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Corbel" style:font-family-generic="swiss" style:font-pitch="variable"/>
    </style:style>
    <style:style style:name="P6" style:family="paragraph">
      <style:text-properties fo:font-family="Corbel" style:font-family-generic="swiss" style:font-pitch="variable"/>
    </style:style>
    <style:style style:name="P7" style:family="paragraph">
      <style:paragraph-properties fo:margin-left="1.2cm" fo:margin-right="0cm" fo:text-indent="-0.9cm"/>
      <style:text-properties fo:font-family="Corbel" style:font-family-generic="swiss" style:font-pitch="variabl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text-properties fo:font-size="20pt"/>
    </style:style>
    <style:style style:name="P11" style:family="paragraph">
      <style:paragraph-properties fo:margin-left="1.2cm" fo:margin-right="0cm" fo:text-indent="-0.9cm"/>
      <style:text-properties fo:font-family="Abscissa" style:font-pitch="variabl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rbel" style:font-family-generic="swiss" style:font-pitch="variable"/>
    </style:style>
    <style:style style:name="T3" style:family="text">
      <style:text-properties fo:font-family="Consolas" style:font-family-generic="swiss" style:font-pitch="fixed"/>
    </style:style>
    <style:style style:name="T4" style:family="text">
      <style:text-properties fo:font-family="Consolas" style:font-family-generic="swiss" style:font-pitch="variable" fo:font-size="28pt" style:font-size-asian="28pt" style:font-size-complex="28pt"/>
    </style:style>
    <style:style style:name="T5" style:family="text">
      <style:text-properties fo:font-family="Consolas" style:font-family-generic="swiss" style:font-pitch="variable" fo:font-size="26pt" style:font-size-asian="26pt" style:font-size-complex="26pt"/>
    </style:style>
    <style:style style:name="T6" style:family="text">
      <style:text-properties fo:font-family="Abscissa" style:font-family-generic="swiss" style:font-pitch="variable"/>
    </style:style>
    <style:style style:name="T7" style:family="text">
      <style:text-properties fo:font-family="Consolas" style:font-pitch="fixe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Consolas" style:font-pitch="fixed" fo:font-size="28pt" style:font-size-asian="28pt" style:font-size-complex="28pt"/>
    </style:style>
    <style:style style:name="T10" style:family="text">
      <style:text-properties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larmManager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The Everlasting Service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tart a service at boot time</text:span></text:p>
              </text:list-item>
              <text:list-item>
                <text:p text:style-name="P5"><text:span text:style-name="T2">Have it try to run forever</text:span></text:p>
              </text:list-item>
              <text:list-item>
                <text:p text:style-name="P5"><text:span text:style-name="T2">Examples</text:span></text:p>
                <text:list>
                  <text:list-item>
                    <text:p text:style-name="P6"><text:span text:style-name="T2">VOIP client with open socket (OK)</text:span></text:p>
                  </text:list-item>
                  <text:list-item>
                    <text:p text:style-name="P6"><text:span text:style-name="T2">Timer-based polling (bad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User's Goal: A Working Device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trics</text:p>
                <text:list>
                  <text:list-item>
                    <text:p>Battery life</text:p>
                  </text:list-item>
                  <text:list-item>
                    <text:p>CPU availability (e.g., stutters in games)</text:p>
                  </text:list-item>
                  <text:list-item>
                    <text:p>Available memory</text:p>
                  </text:list-item>
                </text:list>
              </text:list-item>
              <text:list-item>
                <text:p>Tools</text:p>
                <text:list>
                  <text:list-item>
                    <text:p>Settings &gt; Applications &gt; Services</text:p>
                  </text:list-item>
                  <text:list-item>
                    <text:p>“Task killers”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our Goal: Make User Happ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eep services out of memory except when needed</text:p>
                <text:list>
                  <text:list-item>
                    <text:p>Consumes no battery, CPU, RAM</text:p>
                  </text:list-item>
                  <text:list-item>
                    <text:p>Makes it not be a target for disgruntled users</text:p>
                  </text:list-item>
                </text:list>
              </text:list-item>
              <text:list-item>
                <text:p>Justify everlasting services</text:p>
                <text:list>
                  <text:list-item>
                    <text:p>Minimize CPU footprint (e.g., block on socket)</text:p>
                  </text:list-item>
                  <text:list-item>
                    <text:p>Ensure user understands why it is ther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AlarmManager: Basics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ron-Style Scheduled Actions</text:span></text:p>
                <text:list>
                  <text:list-item>
                    <text:p text:style-name="P5"><text:span text:style-name="T2">You specify the initial time and period</text:span></text:p>
                  </text:list-item>
                  <text:list-item>
                    <text:p text:style-name="P5"><text:span text:style-name="T2">You specify an PendingIntent to be executed on the specified period via </text:span><text:span text:style-name="T3">setRepeating()</text:span></text:p>
                  </text:list-item>
                  <text:list-item>
                    <text:p text:style-name="P5"><text:span text:style-name="T2">Can also do one-shot alarms (versus recurring) via </text:span><text:span text:style-name="T3">set()</text:span></text:p>
                  </text:list-item>
                  <text:list-item>
                    <text:p text:style-name="P5"><text:span text:style-name="T2">“</text:span><text:span text:style-name="T2">Fuzzy” scheduling via </text:span><text:span text:style-name="T3">setInexactRepeating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Basic AlarmManager Patter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mplement an IntentService, override <text:span text:style-name="T4">onHandleIntent()</text:span></text:p>
                <text:list>
                  <text:list-item>
                    <text:p>Executed on background thread</text:p>
                  </text:list-item>
                  <text:list-item>
                    <text:p>Other commands queued as needed</text:p>
                  </text:list-item>
                  <text:list-item>
                    <text:p>Automatically shuts down when no more work</text:p>
                  </text:list-item>
                </text:list>
              </text:list-item>
              <text:list-item>
                <text:p>Get AlarmManager via <text:span text:style-name="T4">getSystemService()</text:span></text:p>
              </text:list-item>
              <text:list-item>
                <text:p>Call <text:span text:style-name="T5">setRepeating()</text:span><text:span text:style-name="T6"> </text:span>with <text:span text:style-name="T5">getService()</text:span> PendingIntent to invoke the IntentService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AlarmManager and Boot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Reboot Wipes Alarms</text:span></text:p>
                <text:list>
                  <text:list-item>
                    <text:p text:style-name="P5"><text:span text:style-name="T2">Unlike cron, which picks up scheduled tasks after a reboot</text:span></text:p>
                  </text:list-item>
                </text:list>
              </text:list-item>
              <text:list-item>
                <text:p text:style-name="P5"><text:span text:style-name="T2">When to Schedule Alarms</text:span></text:p>
                <text:list>
                  <text:list-item>
                    <text:p text:style-name="P5"><text:span text:style-name="T2">On run of your app</text:span></text:p>
                    <text:list>
                      <text:list-item>
                        <text:p><text:span text:style-name="T2">Handles first run</text:span></text:p>
                      </text:list-item>
                      <text:list-item>
                        <text:p><text:span text:style-name="T2">Handles force-stop, upgrades, etc.</text:span></text:p>
                      </text:list-item>
                    </text:list>
                  </text:list-item>
                  <text:list-item>
                    <text:p text:style-name="P5"><text:span text:style-name="T2">On boo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leep Mode</text:p>
          </draw:text-box>
        </draw:frame>
        <draw:frame presentation:style-name="pr9" draw:text-style-name="P9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 text:style-name="P4">Scenario: Doing Periodic Work With Phone Asleep</text:p>
                <text:list>
                  <text:list-item>
                    <text:p text:style-name="P4">Polling for new messages, RSS feed updates, etc.</text:p>
                  </text:list-item>
                  <text:list-item>
                    <text:p text:style-name="P4">Nightly backup of data to “the cloud”</text:p>
                  </text:list-item>
                </text:list>
              </text:list-item>
              <text:list-item>
                <text:p text:style-name="P4">Problem: Alarms Don't Keep You Awake</text:p>
                <text:list>
                  <text:list-item>
                    <text:p text:style-name="P4">Guaranteed to be awake for <text:span text:style-name="T5">onReceive()</text:span> of BroadcastReceiver</text:p>
                  </text:list-item>
                  <text:list-item>
                    <text:p text:style-name="P4">If you need more than a second or two,<text:line-break/>problems!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WakefulIntentService Patter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mplement a WakefulIntentService, override <text:span text:style-name="T4">doWakefulWork()</text:span></text:p>
                <text:list>
                  <text:list-item>
                    <text:p>Same semantics as IntentService, but CPU stays awake while work to be done</text:p>
                  </text:list-item>
                </text:list>
              </text:list-item>
              <text:list-item>
                <text:p>Implement BroadcastReceiver that calls <text:span text:style-name="T4">sendWakefulWork()</text:span> on WakefulIntentService</text:p>
              </text:list-item>
              <text:list-item>
                <text:p>Schedule alarm with <text:span text:style-name="T4">getBroadcast()</text:span><text:line-break/>PendingIntent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akeLocks</text:p>
          </draw:text-box>
        </draw:frame>
        <draw:frame presentation:style-name="pr9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WakeLocks: Way To Stay Awake</text:p>
                <text:list>
                  <text:list-item>
                    <text:p text:style-name="P4">Obtained from PowerManager</text:p>
                  </text:list-item>
                  <text:list-item>
                    <text:p text:style-name="P4">Use <text:span text:style-name="T7">acquire()</text:span> and <text:span text:style-name="T7">release()</text:span> -- you should be awake between those calls</text:p>
                  </text:list-item>
                  <text:list-item>
                    <text:p text:style-name="P4">Challenges</text:p>
                    <text:list>
                      <text:list-item>
                        <text:p text:style-name="P4">Spanning components (BroadcastReceiver to Service)</text:p>
                      </text:list-item>
                      <text:list-item>
                        <text:p text:style-name="P4">Ensuring released as soon as possible</text:p>
                        <text:list>
                          <text:list-item>
                            <text:p text:style-name="P4">Otherwise, battery dra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akeLocks</text:p>
          </draw:text-box>
        </draw:frame>
        <draw:frame presentation:style-name="pr9" draw:text-style-name="P9" draw:layer="layout" svg:width="25.199cm" svg:height="13.711cm" svg:x="1.4cm" svg:y="4.914cm" presentation:class="outline" presentation:user-transformed="true">
          <draw:text-box>
            <text:list text:style-name="L2">
              <text:list-item>
                <text:p text:style-name="P4">Handoff Pattern: Overlapping WakeLocks</text:p>
                <text:list>
                  <text:list-item>
                    <text:p text:style-name="P4"><text:span text:style-name="T8">AlarmManager holds WakeLock during </text:span><text:span text:style-name="T9">onReceive()</text:span><text:span text:style-name="T8"> call</text:span></text:p>
                  </text:list-item>
                  <text:list-item>
                    <text:p text:style-name="P4"><text:span text:style-name="T8">You, in </text:span><text:span text:style-name="T9">onReceive()</text:span><text:span text:style-name="T8">, </text:span><text:span text:style-name="T9">acquire()</text:span><text:span text:style-name="T8"> your own WakeLock</text:span></text:p>
                  </text:list-item>
                  <text:list-item>
                    <text:p text:style-name="P4"><text:span text:style-name="T8">You start your service and exit </text:span><text:span text:style-name="T9">onReceive()</text:span></text:p>
                  </text:list-item>
                  <text:list-item>
                    <text:p text:style-name="P4"><text:span text:style-name="T8">AlarmManager releases lock...but you have yours</text:span></text:p>
                  </text:list-item>
                  <text:list-item>
                    <text:p text:style-name="P4"><text:span text:style-name="T8">Service does work in background thread</text:span></text:p>
                  </text:list-item>
                  <text:list-item>
                    <text:p text:style-name="P4"><text:span text:style-name="T8">Service releases WakeLock when no</text:span><text:span text:style-name="T8"><text:line-break/></text:span><text:span text:style-name="T8">current 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blem: Listene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steners Are Asynchronous</text:p>
                <text:list>
                  <text:list-item>
                    <text:p>IntentService shuts down when last <text:span text:style-name="T7">onHandleIntent()</text:span> called</text:p>
                  </text:list-item>
                </text:list>
              </text:list-item>
              <text:list-item>
                <text:p>Solution: regular Service, not IntentService</text:p>
                <text:list>
                  <text:list-item>
                    <text:p>In <text:span text:style-name="T10">onStartCommand()</text:span>, acquire WakeLock and register listeners</text:p>
                  </text:list-item>
                  <text:list-item>
                    <text:p>When listeners trigger, unregister, release WakeLock and call <text:span text:style-name="T10">stopSelf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09:06:59</dc:date>
    <meta:printed-by>Mark Murphy</meta:printed-by>
    <meta:print-date>2010-10-20T09:39:54</meta:print-date>
    <dc:language>en-US</dc:language>
    <meta:editing-cycles>96</meta:editing-cycles>
    <meta:editing-duration>PT7H43M53S</meta:editing-duration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